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6cm"/>
    </style:style>
    <style:style style:name="co2" style:family="table-column">
      <style:table-column-properties fo:break-before="auto" style:column-width="1.127cm"/>
    </style:style>
    <style:style style:name="co3" style:family="table-column">
      <style:table-column-properties fo:break-before="auto" style:column-width="0.485cm"/>
    </style:style>
    <style:style style:name="co4" style:family="table-column">
      <style:table-column-properties fo:break-before="auto" style:column-width="1.15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49cm"/>
    </style:style>
    <style:style style:name="co8" style:family="table-column">
      <style:table-column-properties fo:break-before="auto" style:column-width="1.769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6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101cm" fo:break-before="auto" style:use-optimal-row-height="false"/>
    </style:style>
    <style:style style:name="ro5" style:family="table-row">
      <style:table-row-properties style:row-height="0.1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b2b2b2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3" style:family="table-cell" style:parent-style-name="Default">
      <style:text-properties fo:color="#b2b2b2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weight="normal" style:font-weight-asian="normal" style:font-weight-complex="normal"/>
    </style:style>
    <style:style style:name="ce15" style:family="table-cell" style:parent-style-name="Default">
      <style:text-properties fo:color="#b2b2b2"/>
    </style:style>
    <style:style style:name="ce1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ee6ef"/>
    </style:style>
    <style:style style:name="ce2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number-columns-repeated="9" table:default-cell-style-name="ce7"/>
        <table:table-column table:style-name="co4" table:default-cell-style-name="ce12"/>
        <table:table-column table:style-name="co5" table:default-cell-style-name="ce12"/>
        <table:table-column table:style-name="co6" table:default-cell-style-name="ce15"/>
        <table:table-column table:style-name="co6" table:number-columns-repeated="1009" table:default-cell-style-name="Default"/>
        <table:table-row table:style-name="ro1">
          <table:table-cell table:style-name="ce1" table:number-columns-repeated="12"/>
          <table:table-cell table:style-name="ce9" office:value-type="string" calcext:value-type="string">
            <text:p>??</text:p>
          </table:table-cell>
          <table:table-cell table:style-name="ce13"/>
          <table:table-cell table:style-name="ce9" office:value-type="string" calcext:value-type="string">
            <text:p>10^b -1</text:p>
          </table:table-cell>
          <table:table-cell table:style-name="ce1" table:number-columns-repeated="1009"/>
        </table:table-row>
        <table:table-row table:style-name="ro2">
          <table:table-cell table:style-name="ce2"/>
          <table:table-cell table:style-name="ce4" table:formula="of:=[.B3]+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2]+[.$M3]+([.$O2]*[.C$13])+[.D$13]" office:value-type="float" office:value="450000000001" calcext:value-type="float">
            <text:p>450000000001</text:p>
          </table:table-cell>
          <table:table-cell table:style-name="ce8" table:formula="of:=[.D2]+[.$M3]+([.$O2]*[.D$13])+[.E$13]" office:value-type="float" office:value="910000000002" calcext:value-type="float">
            <text:p>910000000002</text:p>
          </table:table-cell>
          <table:table-cell table:style-name="ce8" table:formula="of:=[.E2]+[.$M3]+([.$O2]*[.E$13])+[.F$13]" office:value-type="float" office:value="1380000000003" calcext:value-type="float">
            <text:p>1380000000003</text:p>
          </table:table-cell>
          <table:table-cell table:style-name="ce8" table:formula="of:=[.F2]+[.$M3]+([.$O2]*[.F$13])+[.G$13]" office:value-type="float" office:value="1860000000004" calcext:value-type="float">
            <text:p>1860000000004</text:p>
          </table:table-cell>
          <table:table-cell table:style-name="ce8" table:formula="of:=[.G2]+[.$M3]+([.$O2]*[.G$13])+[.H$13]" office:value-type="float" office:value="2350000000005" calcext:value-type="float">
            <text:p>2350000000005</text:p>
          </table:table-cell>
          <table:table-cell table:style-name="ce8" table:formula="of:=[.H2]+[.$M3]+([.$O2]*[.H$13])+[.I$13]" office:value-type="float" office:value="2850000000006" calcext:value-type="float">
            <text:p>2850000000006</text:p>
          </table:table-cell>
          <table:table-cell table:style-name="ce8" table:formula="of:=[.I2]+[.$M3]+([.$O2]*[.I$13])+[.J$13]" office:value-type="float" office:value="3360000000007" calcext:value-type="float">
            <text:p>3360000000007</text:p>
          </table:table-cell>
          <table:table-cell table:style-name="ce8" table:formula="of:=[.J2]+[.$M3]+([.$O2]*[.J$13])+[.K$13]" office:value-type="float" office:value="3880000000008" calcext:value-type="float">
            <text:p>3880000000008</text:p>
          </table:table-cell>
          <table:table-cell table:style-name="ce8" table:formula="of:=[.K2]+[.$M3]+([.$O2]*[.K$13])+[.L$13]" office:value-type="float" office:value="4410000000009" calcext:value-type="float">
            <text:p>4410000000009</text:p>
          </table:table-cell>
          <table:table-cell table:style-name="ce10" table:formula="of:=[.L2]+[.$M3]+([.$O2]*[.L$13])+[.M$13]" office:value-type="float" office:value="4950000000000" calcext:value-type="float">
            <text:p>4950000000000</text:p>
          </table:table-cell>
          <table:table-cell table:style-name="ce10"/>
          <table:table-cell table:style-name="ce10" table:formula="of:=POWER(10;[.$B2])-1" office:value-type="float" office:value="9999999999" calcext:value-type="float">
            <text:p>99999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/>
          <table:table-cell table:style-name="ce4" table:formula="of:=[.B4]+1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3]+[.$M4]+([.$O3]*[.C$13])+[.D$13]" office:value-type="float" office:value="40500000001" calcext:value-type="float">
            <text:p>40500000001</text:p>
          </table:table-cell>
          <table:table-cell table:style-name="ce8" table:formula="of:=[.D3]+[.$M4]+([.$O3]*[.D$13])+[.E$13]" office:value-type="float" office:value="82000000002" calcext:value-type="float">
            <text:p>82000000002</text:p>
          </table:table-cell>
          <table:table-cell table:style-name="ce8" table:formula="of:=[.E3]+[.$M4]+([.$O3]*[.E$13])+[.F$13]" office:value-type="float" office:value="124500000003" calcext:value-type="float">
            <text:p>124500000003</text:p>
          </table:table-cell>
          <table:table-cell table:style-name="ce8" table:formula="of:=[.F3]+[.$M4]+([.$O3]*[.F$13])+[.G$13]" office:value-type="float" office:value="168000000004" calcext:value-type="float">
            <text:p>168000000004</text:p>
          </table:table-cell>
          <table:table-cell table:style-name="ce8" table:formula="of:=[.G3]+[.$M4]+([.$O3]*[.G$13])+[.H$13]" office:value-type="float" office:value="212500000005" calcext:value-type="float">
            <text:p>212500000005</text:p>
          </table:table-cell>
          <table:table-cell table:style-name="ce8" table:formula="of:=[.H3]+[.$M4]+([.$O3]*[.H$13])+[.I$13]" office:value-type="float" office:value="258000000006" calcext:value-type="float">
            <text:p>258000000006</text:p>
          </table:table-cell>
          <table:table-cell table:style-name="ce8" table:formula="of:=[.I3]+[.$M4]+([.$O3]*[.I$13])+[.J$13]" office:value-type="float" office:value="304500000007" calcext:value-type="float">
            <text:p>304500000007</text:p>
          </table:table-cell>
          <table:table-cell table:style-name="ce8" table:formula="of:=[.J3]+[.$M4]+([.$O3]*[.J$13])+[.K$13]" office:value-type="float" office:value="352000000008" calcext:value-type="float">
            <text:p>352000000008</text:p>
          </table:table-cell>
          <table:table-cell table:style-name="ce8" table:formula="of:=[.K3]+[.$M4]+([.$O3]*[.K$13])+[.L$13]" office:value-type="float" office:value="400500000009" calcext:value-type="float">
            <text:p>400500000009</text:p>
          </table:table-cell>
          <table:table-cell table:style-name="ce10" table:formula="of:=[.L3]+[.$M4]+([.$O3]*[.L$13])+[.M$13]" office:value-type="float" office:value="450000000000" calcext:value-type="float">
            <text:p>450000000000</text:p>
          </table:table-cell>
          <table:table-cell table:style-name="ce10"/>
          <table:table-cell table:style-name="ce10" table:formula="of:=POWER(10;[.$B3])-1" office:value-type="float" office:value="999999999" calcext:value-type="float">
            <text:p>9999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5]+1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4]+[.$M5]+([.$O4]*[.C$13])+[.D$13]" office:value-type="float" office:value="3600000001" calcext:value-type="float">
            <text:p>3600000001</text:p>
          </table:table-cell>
          <table:table-cell table:style-name="ce8" table:formula="of:=[.D4]+[.$M5]+([.$O4]*[.D$13])+[.E$13]" office:value-type="float" office:value="7300000002" calcext:value-type="float">
            <text:p>7300000002</text:p>
          </table:table-cell>
          <table:table-cell table:style-name="ce8" table:formula="of:=[.E4]+[.$M5]+([.$O4]*[.E$13])+[.F$13]" office:value-type="float" office:value="11100000003" calcext:value-type="float">
            <text:p>11100000003</text:p>
          </table:table-cell>
          <table:table-cell table:style-name="ce8" table:formula="of:=[.F4]+[.$M5]+([.$O4]*[.F$13])+[.G$13]" office:value-type="float" office:value="15000000004" calcext:value-type="float">
            <text:p>15000000004</text:p>
          </table:table-cell>
          <table:table-cell table:style-name="ce8" table:formula="of:=[.G4]+[.$M5]+([.$O4]*[.G$13])+[.H$13]" office:value-type="float" office:value="19000000005" calcext:value-type="float">
            <text:p>19000000005</text:p>
          </table:table-cell>
          <table:table-cell table:style-name="ce8" table:formula="of:=[.H4]+[.$M5]+([.$O4]*[.H$13])+[.I$13]" office:value-type="float" office:value="23100000006" calcext:value-type="float">
            <text:p>23100000006</text:p>
          </table:table-cell>
          <table:table-cell table:style-name="ce8" table:formula="of:=[.I4]+[.$M5]+([.$O4]*[.I$13])+[.J$13]" office:value-type="float" office:value="27300000007" calcext:value-type="float">
            <text:p>27300000007</text:p>
          </table:table-cell>
          <table:table-cell table:style-name="ce8" table:formula="of:=[.J4]+[.$M5]+([.$O4]*[.J$13])+[.K$13]" office:value-type="float" office:value="31600000008" calcext:value-type="float">
            <text:p>31600000008</text:p>
          </table:table-cell>
          <table:table-cell table:style-name="ce8" table:formula="of:=[.K4]+[.$M5]+([.$O4]*[.K$13])+[.L$13]" office:value-type="float" office:value="36000000009" calcext:value-type="float">
            <text:p>36000000009</text:p>
          </table:table-cell>
          <table:table-cell table:style-name="ce10" table:formula="of:=[.L4]+[.$M5]+([.$O4]*[.L$13])+[.M$13]" office:value-type="float" office:value="40500000000" calcext:value-type="float">
            <text:p>40500000000</text:p>
          </table:table-cell>
          <table:table-cell table:style-name="ce10"/>
          <table:table-cell table:style-name="ce10" table:formula="of:=POWER(10;[.$B4])-1" office:value-type="float" office:value="99999999" calcext:value-type="float">
            <text:p>999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6]+1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5]+[.$M6]+([.$O5]*[.C$13])+[.D$13]" office:value-type="float" office:value="315000001" calcext:value-type="float">
            <text:p>315000001</text:p>
          </table:table-cell>
          <table:table-cell table:style-name="ce8" table:formula="of:=[.D5]+[.$M6]+([.$O5]*[.D$13])+[.E$13]" office:value-type="float" office:value="640000002" calcext:value-type="float">
            <text:p>640000002</text:p>
          </table:table-cell>
          <table:table-cell table:style-name="ce8" table:formula="of:=[.E5]+[.$M6]+([.$O5]*[.E$13])+[.F$13]" office:value-type="float" office:value="975000003" calcext:value-type="float">
            <text:p>975000003</text:p>
          </table:table-cell>
          <table:table-cell table:style-name="ce8" table:formula="of:=[.F5]+[.$M6]+([.$O5]*[.F$13])+[.G$13]" office:value-type="float" office:value="1320000004" calcext:value-type="float">
            <text:p>1320000004</text:p>
          </table:table-cell>
          <table:table-cell table:style-name="ce8" table:formula="of:=[.G5]+[.$M6]+([.$O5]*[.G$13])+[.H$13]" office:value-type="float" office:value="1675000005" calcext:value-type="float">
            <text:p>1675000005</text:p>
          </table:table-cell>
          <table:table-cell table:style-name="ce8" table:formula="of:=[.H5]+[.$M6]+([.$O5]*[.H$13])+[.I$13]" office:value-type="float" office:value="2040000006" calcext:value-type="float">
            <text:p>2040000006</text:p>
          </table:table-cell>
          <table:table-cell table:style-name="ce8" table:formula="of:=[.I5]+[.$M6]+([.$O5]*[.I$13])+[.J$13]" office:value-type="float" office:value="2415000007" calcext:value-type="float">
            <text:p>2415000007</text:p>
          </table:table-cell>
          <table:table-cell table:style-name="ce8" table:formula="of:=[.J5]+[.$M6]+([.$O5]*[.J$13])+[.K$13]" office:value-type="float" office:value="2800000008" calcext:value-type="float">
            <text:p>2800000008</text:p>
          </table:table-cell>
          <table:table-cell table:style-name="ce8" table:formula="of:=[.K5]+[.$M6]+([.$O5]*[.K$13])+[.L$13]" office:value-type="float" office:value="3195000009" calcext:value-type="float">
            <text:p>3195000009</text:p>
          </table:table-cell>
          <table:table-cell table:style-name="ce10" table:formula="of:=[.L5]+[.$M6]+([.$O5]*[.L$13])+[.M$13]" office:value-type="float" office:value="3600000000" calcext:value-type="float">
            <text:p>3600000000</text:p>
          </table:table-cell>
          <table:table-cell table:style-name="ce10"/>
          <table:table-cell table:style-name="ce10" table:formula="of:=POWER(10;[.$B5])-1" office:value-type="float" office:value="9999999" calcext:value-type="float">
            <text:p>99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 office:value-type="string" calcext:value-type="string">
            <text:p>10^x</text:p>
          </table:table-cell>
          <table:table-cell table:style-name="ce4" table:formula="of:=[.B7]+1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6]+[.$M7]+([.$O6]*[.C$13])+[.D$13]" office:value-type="float" office:value="27000001" calcext:value-type="float">
            <text:p>27000001</text:p>
          </table:table-cell>
          <table:table-cell table:style-name="ce8" table:formula="of:=[.D6]+[.$M7]+([.$O6]*[.D$13])+[.E$13]" office:value-type="float" office:value="55000002" calcext:value-type="float">
            <text:p>55000002</text:p>
          </table:table-cell>
          <table:table-cell table:style-name="ce8" table:formula="of:=[.E6]+[.$M7]+([.$O6]*[.E$13])+[.F$13]" office:value-type="float" office:value="84000003" calcext:value-type="float">
            <text:p>84000003</text:p>
          </table:table-cell>
          <table:table-cell table:style-name="ce8" table:formula="of:=[.F6]+[.$M7]+([.$O6]*[.F$13])+[.G$13]" office:value-type="float" office:value="114000004" calcext:value-type="float">
            <text:p>114000004</text:p>
          </table:table-cell>
          <table:table-cell table:style-name="ce8" table:formula="of:=[.G6]+[.$M7]+([.$O6]*[.G$13])+[.H$13]" office:value-type="float" office:value="145000005" calcext:value-type="float">
            <text:p>145000005</text:p>
          </table:table-cell>
          <table:table-cell table:style-name="ce8" table:formula="of:=[.H6]+[.$M7]+([.$O6]*[.H$13])+[.I$13]" office:value-type="float" office:value="177000006" calcext:value-type="float">
            <text:p>177000006</text:p>
          </table:table-cell>
          <table:table-cell table:style-name="ce8" table:formula="of:=[.I6]+[.$M7]+([.$O6]*[.I$13])+[.J$13]" office:value-type="float" office:value="210000007" calcext:value-type="float">
            <text:p>210000007</text:p>
          </table:table-cell>
          <table:table-cell table:style-name="ce8" table:formula="of:=[.J6]+[.$M7]+([.$O6]*[.J$13])+[.K$13]" office:value-type="float" office:value="244000008" calcext:value-type="float">
            <text:p>244000008</text:p>
          </table:table-cell>
          <table:table-cell table:style-name="ce8" table:formula="of:=[.K6]+[.$M7]+([.$O6]*[.K$13])+[.L$13]" office:value-type="float" office:value="279000009" calcext:value-type="float">
            <text:p>279000009</text:p>
          </table:table-cell>
          <table:table-cell table:style-name="ce10" table:formula="of:=[.L6]+[.$M7]+([.$O6]*[.L$13])+[.M$13]" office:value-type="float" office:value="315000000" calcext:value-type="float">
            <text:p>315000000</text:p>
          </table:table-cell>
          <table:table-cell table:style-name="ce10"/>
          <table:table-cell table:style-name="ce10" table:formula="of:=POWER(10;[.$B6])-1" office:value-type="float" office:value="999999" calcext:value-type="float">
            <text:p>9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8]+1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7]+[.$M8]+([.$O7]*[.C$13])+[.D$13]" office:value-type="float" office:value="2250001" calcext:value-type="float">
            <text:p>2250001</text:p>
          </table:table-cell>
          <table:table-cell table:style-name="ce8" table:formula="of:=[.D7]+[.$M8]+([.$O7]*[.D$13])+[.E$13]" office:value-type="float" office:value="4600002" calcext:value-type="float">
            <text:p>4600002</text:p>
          </table:table-cell>
          <table:table-cell table:style-name="ce8" table:formula="of:=[.E7]+[.$M8]+([.$O7]*[.E$13])+[.F$13]" office:value-type="float" office:value="7050003" calcext:value-type="float">
            <text:p>7050003</text:p>
          </table:table-cell>
          <table:table-cell table:style-name="ce8" table:formula="of:=[.F7]+[.$M8]+([.$O7]*[.F$13])+[.G$13]" office:value-type="float" office:value="9600004" calcext:value-type="float">
            <text:p>9600004</text:p>
          </table:table-cell>
          <table:table-cell table:style-name="ce8" table:formula="of:=[.G7]+[.$M8]+([.$O7]*[.G$13])+[.H$13]" office:value-type="float" office:value="12250005" calcext:value-type="float">
            <text:p>12250005</text:p>
          </table:table-cell>
          <table:table-cell table:style-name="ce8" table:formula="of:=[.H7]+[.$M8]+([.$O7]*[.H$13])+[.I$13]" office:value-type="float" office:value="15000006" calcext:value-type="float">
            <text:p>15000006</text:p>
          </table:table-cell>
          <table:table-cell table:style-name="ce8" table:formula="of:=[.I7]+[.$M8]+([.$O7]*[.I$13])+[.J$13]" office:value-type="float" office:value="17850007" calcext:value-type="float">
            <text:p>17850007</text:p>
          </table:table-cell>
          <table:table-cell table:style-name="ce8" table:formula="of:=[.J7]+[.$M8]+([.$O7]*[.J$13])+[.K$13]" office:value-type="float" office:value="20800008" calcext:value-type="float">
            <text:p>20800008</text:p>
          </table:table-cell>
          <table:table-cell table:style-name="ce8" table:formula="of:=[.K7]+[.$M8]+([.$O7]*[.K$13])+[.L$13]" office:value-type="float" office:value="23850009" calcext:value-type="float">
            <text:p>23850009</text:p>
          </table:table-cell>
          <table:table-cell table:style-name="ce10" table:formula="of:=[.L7]+[.$M8]+([.$O7]*[.L$13])+[.M$13]" office:value-type="float" office:value="27000000" calcext:value-type="float">
            <text:p>27000000</text:p>
          </table:table-cell>
          <table:table-cell table:style-name="ce10"/>
          <table:table-cell table:style-name="ce10" table:formula="of:=POWER(10;[.$B7])-1" office:value-type="float" office:value="99999" calcext:value-type="float">
            <text:p>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9]+1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8]+[.$M9]+([.$O8]*[.C$13])+[.D$13]" office:value-type="float" office:value="180001" calcext:value-type="float">
            <text:p>180001</text:p>
          </table:table-cell>
          <table:table-cell table:style-name="ce8" table:formula="of:=[.D8]+[.$M9]+([.$O8]*[.D$13])+[.E$13]" office:value-type="float" office:value="370002" calcext:value-type="float">
            <text:p>370002</text:p>
          </table:table-cell>
          <table:table-cell table:style-name="ce8" table:formula="of:=[.E8]+[.$M9]+([.$O8]*[.E$13])+[.F$13]" office:value-type="float" office:value="570003" calcext:value-type="float">
            <text:p>570003</text:p>
          </table:table-cell>
          <table:table-cell table:style-name="ce8" table:formula="of:=[.F8]+[.$M9]+([.$O8]*[.F$13])+[.G$13]" office:value-type="float" office:value="780004" calcext:value-type="float">
            <text:p>780004</text:p>
          </table:table-cell>
          <table:table-cell table:style-name="ce8" table:formula="of:=[.G8]+[.$M9]+([.$O8]*[.G$13])+[.H$13]" office:value-type="float" office:value="1000005" calcext:value-type="float">
            <text:p>1000005</text:p>
          </table:table-cell>
          <table:table-cell table:style-name="ce8" table:formula="of:=[.H8]+[.$M9]+([.$O8]*[.H$13])+[.I$13]" office:value-type="float" office:value="1230006" calcext:value-type="float">
            <text:p>1230006</text:p>
          </table:table-cell>
          <table:table-cell table:style-name="ce8" table:formula="of:=[.I8]+[.$M9]+([.$O8]*[.I$13])+[.J$13]" office:value-type="float" office:value="1470007" calcext:value-type="float">
            <text:p>1470007</text:p>
          </table:table-cell>
          <table:table-cell table:style-name="ce8" table:formula="of:=[.J8]+[.$M9]+([.$O8]*[.J$13])+[.K$13]" office:value-type="float" office:value="1720008" calcext:value-type="float">
            <text:p>1720008</text:p>
          </table:table-cell>
          <table:table-cell table:style-name="ce8" table:formula="of:=[.K8]+[.$M9]+([.$O8]*[.K$13])+[.L$13]" office:value-type="float" office:value="1980009" calcext:value-type="float">
            <text:p>1980009</text:p>
          </table:table-cell>
          <table:table-cell table:style-name="ce10" table:formula="of:=[.L8]+[.$M9]+([.$O8]*[.L$13])+[.M$13]" office:value-type="float" office:value="2250000" calcext:value-type="float">
            <text:p>2250000</text:p>
          </table:table-cell>
          <table:table-cell table:style-name="ce10"/>
          <table:table-cell table:style-name="ce10" table:formula="of:=POWER(10;[.$B8])-1" office:value-type="float" office:value="9999" calcext:value-type="float">
            <text:p>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10]+1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9]+[.$M10]+([.$O9]*[.C$13])+[.D$13]" office:value-type="float" office:value="13501" calcext:value-type="float">
            <text:p>13501</text:p>
          </table:table-cell>
          <table:table-cell table:style-name="ce8" table:formula="of:=[.D9]+[.$M10]+([.$O9]*[.D$13])+[.E$13]" office:value-type="float" office:value="28002" calcext:value-type="float">
            <text:p>28002</text:p>
          </table:table-cell>
          <table:table-cell table:style-name="ce8" table:formula="of:=[.E9]+[.$M10]+([.$O9]*[.E$13])+[.F$13]" office:value-type="float" office:value="43503" calcext:value-type="float">
            <text:p>43503</text:p>
          </table:table-cell>
          <table:table-cell table:style-name="ce8" table:formula="of:=[.F9]+[.$M10]+([.$O9]*[.F$13])+[.G$13]" office:value-type="float" office:value="60004" calcext:value-type="float">
            <text:p>60004</text:p>
          </table:table-cell>
          <table:table-cell table:style-name="ce8" table:formula="of:=[.G9]+[.$M10]+([.$O9]*[.G$13])+[.H$13]" office:value-type="float" office:value="77505" calcext:value-type="float">
            <text:p>77505</text:p>
          </table:table-cell>
          <table:table-cell table:style-name="ce8" table:formula="of:=[.H9]+[.$M10]+([.$O9]*[.H$13])+[.I$13]" office:value-type="float" office:value="96006" calcext:value-type="float">
            <text:p>96006</text:p>
          </table:table-cell>
          <table:table-cell table:style-name="ce8" table:formula="of:=[.I9]+[.$M10]+([.$O9]*[.I$13])+[.J$13]" office:value-type="float" office:value="115507" calcext:value-type="float">
            <text:p>115507</text:p>
          </table:table-cell>
          <table:table-cell table:style-name="ce8" table:formula="of:=[.J9]+[.$M10]+([.$O9]*[.J$13])+[.K$13]" office:value-type="float" office:value="136008" calcext:value-type="float">
            <text:p>136008</text:p>
          </table:table-cell>
          <table:table-cell table:style-name="ce8" table:formula="of:=[.K9]+[.$M10]+([.$O9]*[.K$13])+[.L$13]" office:value-type="float" office:value="157509" calcext:value-type="float">
            <text:p>157509</text:p>
          </table:table-cell>
          <table:table-cell table:style-name="ce10" table:formula="of:=[.L9]+[.$M10]+([.$O9]*[.L$13])+[.M$13]" office:value-type="float" office:value="180000" calcext:value-type="float">
            <text:p>180000</text:p>
          </table:table-cell>
          <table:table-cell table:style-name="ce10"/>
          <table:table-cell table:style-name="ce10" table:formula="of:=POWER(10;[.$B9])-1" office:value-type="float" office:value="999" calcext:value-type="float">
            <text:p>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11]+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10]+[.$M11]+([.$O10]*[.C$13])+[.D$13]" office:value-type="float" office:value="901" calcext:value-type="float">
            <text:p>901</text:p>
          </table:table-cell>
          <table:table-cell table:style-name="ce8" table:formula="of:=[.D10]+[.$M11]+([.$O10]*[.D$13])+[.E$13]" office:value-type="float" office:value="1902" calcext:value-type="float">
            <text:p>1902</text:p>
          </table:table-cell>
          <table:table-cell table:style-name="ce8" table:formula="of:=[.E10]+[.$M11]+([.$O10]*[.E$13])+[.F$13]" office:value-type="float" office:value="3003" calcext:value-type="float">
            <text:p>3003</text:p>
          </table:table-cell>
          <table:table-cell table:style-name="ce8" table:formula="of:=[.F10]+[.$M11]+([.$O10]*[.F$13])+[.G$13]" office:value-type="float" office:value="4204" calcext:value-type="float">
            <text:p>4204</text:p>
          </table:table-cell>
          <table:table-cell table:style-name="ce8" table:formula="of:=[.G10]+[.$M11]+([.$O10]*[.G$13])+[.H$13]" office:value-type="float" office:value="5505" calcext:value-type="float">
            <text:p>5505</text:p>
          </table:table-cell>
          <table:table-cell table:style-name="ce8" table:formula="of:=[.H10]+[.$M11]+([.$O10]*[.H$13])+[.I$13]" office:value-type="float" office:value="6906" calcext:value-type="float">
            <text:p>6906</text:p>
          </table:table-cell>
          <table:table-cell table:style-name="ce8" table:formula="of:=[.I10]+[.$M11]+([.$O10]*[.I$13])+[.J$13]" office:value-type="float" office:value="8407" calcext:value-type="float">
            <text:p>8407</text:p>
          </table:table-cell>
          <table:table-cell table:style-name="ce8" table:formula="of:=[.J10]+[.$M11]+([.$O10]*[.J$13])+[.K$13]" office:value-type="float" office:value="10008" calcext:value-type="float">
            <text:p>10008</text:p>
          </table:table-cell>
          <table:table-cell table:style-name="ce8" table:formula="of:=[.K10]+[.$M11]+([.$O10]*[.K$13])+[.L$13]" office:value-type="float" office:value="11709" calcext:value-type="float">
            <text:p>11709</text:p>
          </table:table-cell>
          <table:table-cell table:style-name="ce10" table:formula="of:=[.L10]+[.$M11]+([.$O10]*[.L$13])+[.M$13]" office:value-type="float" office:value="13500" calcext:value-type="float">
            <text:p>13500</text:p>
          </table:table-cell>
          <table:table-cell table:style-name="ce10"/>
          <table:table-cell table:style-name="ce10" table:formula="of:=POWER(10;[.$B10])-1" office:value-type="float" office:value="99" calcext:value-type="float">
            <text:p>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12]+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11]+[.$M12]+([.$O11]*[.C$13])+[.D$13]" office:value-type="float" office:value="46" calcext:value-type="float">
            <text:p>46</text:p>
          </table:table-cell>
          <table:table-cell table:style-name="ce8" table:formula="of:=[.D11]+[.$M12]+([.$O11]*[.D$13])+[.E$13]" office:value-type="float" office:value="102" calcext:value-type="float">
            <text:p>102</text:p>
          </table:table-cell>
          <table:table-cell table:style-name="ce8" table:formula="of:=[.E11]+[.$M12]+([.$O11]*[.E$13])+[.F$13]" office:value-type="float" office:value="168" calcext:value-type="float">
            <text:p>168</text:p>
          </table:table-cell>
          <table:table-cell table:style-name="ce8" table:formula="of:=[.F11]+[.$M12]+([.$O11]*[.F$13])+[.G$13]" office:value-type="float" office:value="244" calcext:value-type="float">
            <text:p>244</text:p>
          </table:table-cell>
          <table:table-cell table:style-name="ce8" table:formula="of:=[.G11]+[.$M12]+([.$O11]*[.G$13])+[.H$13]" office:value-type="float" office:value="330" calcext:value-type="float">
            <text:p>330</text:p>
          </table:table-cell>
          <table:table-cell table:style-name="ce8" table:formula="of:=[.H11]+[.$M12]+([.$O11]*[.H$13])+[.I$13]" office:value-type="float" office:value="426" calcext:value-type="float">
            <text:p>426</text:p>
          </table:table-cell>
          <table:table-cell table:style-name="ce8" table:formula="of:=[.I11]+[.$M12]+([.$O11]*[.I$13])+[.J$13]" office:value-type="float" office:value="532" calcext:value-type="float">
            <text:p>532</text:p>
          </table:table-cell>
          <table:table-cell table:style-name="ce8" table:formula="of:=[.J11]+[.$M12]+([.$O11]*[.J$13])+[.K$13]" office:value-type="float" office:value="648" calcext:value-type="float">
            <text:p>648</text:p>
          </table:table-cell>
          <table:table-cell table:style-name="ce8" table:formula="of:=[.K11]+[.$M12]+([.$O11]*[.K$13])+[.L$13]" office:value-type="float" office:value="774" calcext:value-type="float">
            <text:p>774</text:p>
          </table:table-cell>
          <table:table-cell table:style-name="ce10" table:formula="of:=[.L11]+[.$M12]+([.$O11]*[.L$13])+[.M$13]" office:value-type="float" office:value="900" calcext:value-type="float">
            <text:p>900</text:p>
          </table:table-cell>
          <table:table-cell table:style-name="ce10"/>
          <table:table-cell table:style-name="ce10" table:formula="of:=POWER(10;[.$B11])-1" office:value-type="float" office:value="9" calcext:value-type="float">
            <text:p>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12]+[.$M13]+([.$O12]*[.C$13])+[.D$13]" office:value-type="float" office:value="1" calcext:value-type="float">
            <text:p>1</text:p>
          </table:table-cell>
          <table:table-cell table:style-name="ce8" table:formula="of:=[.D12]+[.$M13]+([.$O12]*[.D$13])+[.E$13]" office:value-type="float" office:value="3" calcext:value-type="float">
            <text:p>3</text:p>
          </table:table-cell>
          <table:table-cell table:style-name="ce8" table:formula="of:=[.E12]+[.$M13]+([.$O12]*[.E$13])+[.F$13]" office:value-type="float" office:value="6" calcext:value-type="float">
            <text:p>6</text:p>
          </table:table-cell>
          <table:table-cell table:style-name="ce8" table:formula="of:=[.F12]+[.$M13]+([.$O12]*[.F$13])+[.G$13]" office:value-type="float" office:value="10" calcext:value-type="float">
            <text:p>10</text:p>
          </table:table-cell>
          <table:table-cell table:style-name="ce8" table:formula="of:=[.G12]+[.$M13]+([.$O12]*[.G$13])+[.H$13]" office:value-type="float" office:value="15" calcext:value-type="float">
            <text:p>15</text:p>
          </table:table-cell>
          <table:table-cell table:style-name="ce8" table:formula="of:=[.H12]+[.$M13]+([.$O12]*[.H$13])+[.I$13]" office:value-type="float" office:value="21" calcext:value-type="float">
            <text:p>21</text:p>
          </table:table-cell>
          <table:table-cell table:style-name="ce8" table:formula="of:=[.I12]+[.$M13]+([.$O12]*[.I$13])+[.J$13]" office:value-type="float" office:value="28" calcext:value-type="float">
            <text:p>28</text:p>
          </table:table-cell>
          <table:table-cell table:style-name="ce8" table:formula="of:=[.J12]+[.$M13]+([.$O12]*[.J$13])+[.K$13]" office:value-type="float" office:value="36" calcext:value-type="float">
            <text:p>36</text:p>
          </table:table-cell>
          <table:table-cell table:style-name="ce8" table:formula="of:=[.K12]+[.$M13]+([.$O12]*[.K$13])+[.L$13]" office:value-type="float" office:value="45" calcext:value-type="float">
            <text:p>45</text:p>
          </table:table-cell>
          <table:table-cell table:style-name="ce10" table:formula="of:=[.L12]+[.$M13]+([.$O12]*[.L$13])+[.M$13]" office:value-type="float" office:value="45" calcext:value-type="float">
            <text:p>45</text:p>
          </table:table-cell>
          <table:table-cell table:style-name="ce10"/>
          <table:table-cell table:style-name="ce10" table:formula="of:=POWER(10;[.$B12])-1" office:value-type="float" office:value="0" calcext:value-type="float">
            <text:p>0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3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C13]+1" office:value-type="float" office:value="1" calcext:value-type="float">
            <text:p>1</text:p>
          </table:table-cell>
          <table:table-cell table:style-name="ce4" table:formula="of:=[.D13]+1" office:value-type="float" office:value="2" calcext:value-type="float">
            <text:p>2</text:p>
          </table:table-cell>
          <table:table-cell table:style-name="ce4" table:formula="of:=[.E13]+1" office:value-type="float" office:value="3" calcext:value-type="float">
            <text:p>3</text:p>
          </table:table-cell>
          <table:table-cell table:style-name="ce4" table:formula="of:=[.F13]+1" office:value-type="float" office:value="4" calcext:value-type="float">
            <text:p>4</text:p>
          </table:table-cell>
          <table:table-cell table:style-name="ce4" table:formula="of:=[.G13]+1" office:value-type="float" office:value="5" calcext:value-type="float">
            <text:p>5</text:p>
          </table:table-cell>
          <table:table-cell table:style-name="ce4" table:formula="of:=[.H13]+1" office:value-type="float" office:value="6" calcext:value-type="float">
            <text:p>6</text:p>
          </table:table-cell>
          <table:table-cell table:style-name="ce4" table:formula="of:=[.I13]+1" office:value-type="float" office:value="7" calcext:value-type="float">
            <text:p>7</text:p>
          </table:table-cell>
          <table:table-cell table:style-name="ce4" table:formula="of:=[.J13]+1" office:value-type="float" office:value="8" calcext:value-type="float">
            <text:p>8</text:p>
          </table:table-cell>
          <table:table-cell table:style-name="ce4" table:formula="of:=[.K13]+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14"/>
          <table:table-cell table:style-name="ce3" table:number-columns-repeated="1004"/>
          <table:table-cell table:style-name="ce2" table:number-columns-repeated="2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digit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cise Numbers" table:style-name="ta1">
        <table:table-column table:style-name="co1" table:default-cell-style-name="Default"/>
        <table:table-column table:style-name="co2" table:default-cell-style-name="ce5"/>
        <table:table-column table:style-name="co7" table:default-cell-style-name="ce7"/>
        <table:table-column table:style-name="co4" table:number-columns-repeated="9" table:default-cell-style-name="ce7"/>
        <table:table-column table:style-name="co4" table:default-cell-style-name="ce12"/>
        <table:table-column table:style-name="co5" table:default-cell-style-name="ce12"/>
        <table:table-column table:style-name="co6" table:default-cell-style-name="ce15"/>
        <table:table-column table:style-name="co6" table:number-columns-repeated="1009" table:default-cell-style-name="Default"/>
        <table:table-row table:style-name="ro1">
          <table:table-cell table:style-name="ce1" table:number-columns-repeated="12"/>
          <table:table-cell table:style-name="ce9" office:value-type="string" calcext:value-type="string">
            <text:p>??</text:p>
          </table:table-cell>
          <table:table-cell table:style-name="ce13"/>
          <table:table-cell table:style-name="ce9" office:value-type="string" calcext:value-type="string">
            <text:p>10^b -1</text:p>
          </table:table-cell>
          <table:table-cell table:style-name="ce1" table:number-columns-repeated="1009"/>
        </table:table-row>
        <table:table-row table:style-name="ro2">
          <table:table-cell table:style-name="ce2"/>
          <table:table-cell table:style-name="ce4" table:formula="of:=[.B3]+1" office:value-type="float" office:value="10" calcext:value-type="float">
            <text:p>10</text:p>
          </table:table-cell>
          <table:table-cell table:style-name="ce2"/>
          <table:table-cell table:style-name="ce8" table:formula="of:=[.C2]+[.$M3]+([.$O2]*[.C$13])+[.D$13]" office:value-type="float" office:value="450000000001" calcext:value-type="float">
            <text:p>450000000001</text:p>
          </table:table-cell>
          <table:table-cell table:style-name="ce8" table:formula="of:=[.D2]+[.$M3]+([.$O2]*[.D$13])+[.E$13]" office:value-type="float" office:value="910000000002" calcext:value-type="float">
            <text:p>910000000002</text:p>
          </table:table-cell>
          <table:table-cell table:style-name="ce8" table:formula="of:=[.E2]+[.$M3]+([.$O2]*[.E$13])+[.F$13]" office:value-type="float" office:value="1380000000003" calcext:value-type="float">
            <text:p>1380000000003</text:p>
          </table:table-cell>
          <table:table-cell table:style-name="ce8" table:formula="of:=[.F2]+[.$M3]+([.$O2]*[.F$13])+[.G$13]" office:value-type="float" office:value="1860000000004" calcext:value-type="float">
            <text:p>1860000000004</text:p>
          </table:table-cell>
          <table:table-cell table:style-name="ce8" table:formula="of:=[.G2]+[.$M3]+([.$O2]*[.G$13])+[.H$13]" office:value-type="float" office:value="2350000000005" calcext:value-type="float">
            <text:p>2350000000005</text:p>
          </table:table-cell>
          <table:table-cell table:style-name="ce8" table:formula="of:=[.H2]+[.$M3]+([.$O2]*[.H$13])+[.I$13]" office:value-type="float" office:value="2850000000006" calcext:value-type="float">
            <text:p>2850000000006</text:p>
          </table:table-cell>
          <table:table-cell table:style-name="ce8" table:formula="of:=[.I2]+[.$M3]+([.$O2]*[.I$13])+[.J$13]" office:value-type="float" office:value="3360000000007" calcext:value-type="float">
            <text:p>3360000000007</text:p>
          </table:table-cell>
          <table:table-cell table:style-name="ce8" table:formula="of:=[.J2]+[.$M3]+([.$O2]*[.J$13])+[.K$13]" office:value-type="float" office:value="3880000000008" calcext:value-type="float">
            <text:p>3880000000008</text:p>
          </table:table-cell>
          <table:table-cell table:style-name="ce8" table:formula="of:=[.K2]+[.$M3]+([.$O2]*[.K$13])+[.L$13]" office:value-type="float" office:value="4410000000009" calcext:value-type="float">
            <text:p>4410000000009</text:p>
          </table:table-cell>
          <table:table-cell table:style-name="ce10" table:formula="of:=[.L2]+[.$M3]+([.$O2]*[.L$13])+[.M$13]" office:value-type="float" office:value="4950000000000" calcext:value-type="float">
            <text:p>4950000000000</text:p>
          </table:table-cell>
          <table:table-cell table:style-name="ce10"/>
          <table:table-cell table:style-name="ce10" table:formula="of:=POWER(10;[.$B2])-1" office:value-type="float" office:value="9999999999" calcext:value-type="float">
            <text:p>99999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/>
          <table:table-cell table:style-name="ce4" table:formula="of:=[.B4]+1" office:value-type="float" office:value="9" calcext:value-type="float">
            <text:p>9</text:p>
          </table:table-cell>
          <table:table-cell table:style-name="ce2"/>
          <table:table-cell table:style-name="ce8" table:formula="of:=[.C3]+[.$M4]+([.$O3]*[.C$13])+[.D$13]" office:value-type="float" office:value="40500000001" calcext:value-type="float">
            <text:p>40500000001</text:p>
          </table:table-cell>
          <table:table-cell table:style-name="ce8" table:formula="of:=[.D3]+[.$M4]+([.$O3]*[.D$13])+[.E$13]" office:value-type="float" office:value="82000000002" calcext:value-type="float">
            <text:p>82000000002</text:p>
          </table:table-cell>
          <table:table-cell table:style-name="ce8" table:formula="of:=[.E3]+[.$M4]+([.$O3]*[.E$13])+[.F$13]" office:value-type="float" office:value="124500000003" calcext:value-type="float">
            <text:p>124500000003</text:p>
          </table:table-cell>
          <table:table-cell table:style-name="ce8" table:formula="of:=[.F3]+[.$M4]+([.$O3]*[.F$13])+[.G$13]" office:value-type="float" office:value="168000000004" calcext:value-type="float">
            <text:p>168000000004</text:p>
          </table:table-cell>
          <table:table-cell table:style-name="ce8" table:formula="of:=[.G3]+[.$M4]+([.$O3]*[.G$13])+[.H$13]" office:value-type="float" office:value="212500000005" calcext:value-type="float">
            <text:p>212500000005</text:p>
          </table:table-cell>
          <table:table-cell table:style-name="ce8" table:formula="of:=[.H3]+[.$M4]+([.$O3]*[.H$13])+[.I$13]" office:value-type="float" office:value="258000000006" calcext:value-type="float">
            <text:p>258000000006</text:p>
          </table:table-cell>
          <table:table-cell table:style-name="ce8" table:formula="of:=[.I3]+[.$M4]+([.$O3]*[.I$13])+[.J$13]" office:value-type="float" office:value="304500000007" calcext:value-type="float">
            <text:p>304500000007</text:p>
          </table:table-cell>
          <table:table-cell table:style-name="ce8" table:formula="of:=[.J3]+[.$M4]+([.$O3]*[.J$13])+[.K$13]" office:value-type="float" office:value="352000000008" calcext:value-type="float">
            <text:p>352000000008</text:p>
          </table:table-cell>
          <table:table-cell table:style-name="ce8" table:formula="of:=[.K3]+[.$M4]+([.$O3]*[.K$13])+[.L$13]" office:value-type="float" office:value="400500000009" calcext:value-type="float">
            <text:p>400500000009</text:p>
          </table:table-cell>
          <table:table-cell table:style-name="ce10" table:formula="of:=[.L3]+[.$M4]+([.$O3]*[.L$13])+[.M$13]" office:value-type="float" office:value="450000000000" calcext:value-type="float">
            <text:p>450000000000</text:p>
          </table:table-cell>
          <table:table-cell table:style-name="ce10"/>
          <table:table-cell table:style-name="ce10" table:formula="of:=POWER(10;[.$B3])-1" office:value-type="float" office:value="999999999" calcext:value-type="float">
            <text:p>9999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5]+1" office:value-type="float" office:value="8" calcext:value-type="float">
            <text:p>8</text:p>
          </table:table-cell>
          <table:table-cell table:style-name="ce2"/>
          <table:table-cell table:style-name="ce8" table:formula="of:=[.C4]+[.$M5]+([.$O4]*[.C$13])+[.D$13]" office:value-type="float" office:value="3600000001" calcext:value-type="float">
            <text:p>3600000001</text:p>
          </table:table-cell>
          <table:table-cell table:style-name="ce8" table:formula="of:=[.D4]+[.$M5]+([.$O4]*[.D$13])+[.E$13]" office:value-type="float" office:value="7300000002" calcext:value-type="float">
            <text:p>7300000002</text:p>
          </table:table-cell>
          <table:table-cell table:style-name="ce8" table:formula="of:=[.E4]+[.$M5]+([.$O4]*[.E$13])+[.F$13]" office:value-type="float" office:value="11100000003" calcext:value-type="float">
            <text:p>11100000003</text:p>
          </table:table-cell>
          <table:table-cell table:style-name="ce8" table:formula="of:=[.F4]+[.$M5]+([.$O4]*[.F$13])+[.G$13]" office:value-type="float" office:value="15000000004" calcext:value-type="float">
            <text:p>15000000004</text:p>
          </table:table-cell>
          <table:table-cell table:style-name="ce8" table:formula="of:=[.G4]+[.$M5]+([.$O4]*[.G$13])+[.H$13]" office:value-type="float" office:value="19000000005" calcext:value-type="float">
            <text:p>19000000005</text:p>
          </table:table-cell>
          <table:table-cell table:style-name="ce8" table:formula="of:=[.H4]+[.$M5]+([.$O4]*[.H$13])+[.I$13]" office:value-type="float" office:value="23100000006" calcext:value-type="float">
            <text:p>23100000006</text:p>
          </table:table-cell>
          <table:table-cell table:style-name="ce8" table:formula="of:=[.I4]+[.$M5]+([.$O4]*[.I$13])+[.J$13]" office:value-type="float" office:value="27300000007" calcext:value-type="float">
            <text:p>27300000007</text:p>
          </table:table-cell>
          <table:table-cell table:style-name="ce8" table:formula="of:=[.J4]+[.$M5]+([.$O4]*[.J$13])+[.K$13]" office:value-type="float" office:value="31600000008" calcext:value-type="float">
            <text:p>31600000008</text:p>
          </table:table-cell>
          <table:table-cell table:style-name="ce8" table:formula="of:=[.K4]+[.$M5]+([.$O4]*[.K$13])+[.L$13]" office:value-type="float" office:value="36000000009" calcext:value-type="float">
            <text:p>36000000009</text:p>
          </table:table-cell>
          <table:table-cell table:style-name="ce10" table:formula="of:=[.L4]+[.$M5]+([.$O4]*[.L$13])+[.M$13]" office:value-type="float" office:value="40500000000" calcext:value-type="float">
            <text:p>40500000000</text:p>
          </table:table-cell>
          <table:table-cell table:style-name="ce10"/>
          <table:table-cell table:style-name="ce10" table:formula="of:=POWER(10;[.$B4])-1" office:value-type="float" office:value="99999999" calcext:value-type="float">
            <text:p>999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6]+1" office:value-type="float" office:value="7" calcext:value-type="float">
            <text:p>7</text:p>
          </table:table-cell>
          <table:table-cell table:style-name="ce2"/>
          <table:table-cell table:style-name="ce8" table:formula="of:=[.C5]+[.$M6]+([.$O5]*[.C$13])+[.D$13]" office:value-type="float" office:value="315000001" calcext:value-type="float">
            <text:p>315000001</text:p>
          </table:table-cell>
          <table:table-cell table:style-name="ce8" table:formula="of:=[.D5]+[.$M6]+([.$O5]*[.D$13])+[.E$13]" office:value-type="float" office:value="640000002" calcext:value-type="float">
            <text:p>640000002</text:p>
          </table:table-cell>
          <table:table-cell table:style-name="ce8" table:formula="of:=[.E5]+[.$M6]+([.$O5]*[.E$13])+[.F$13]" office:value-type="float" office:value="975000003" calcext:value-type="float">
            <text:p>975000003</text:p>
          </table:table-cell>
          <table:table-cell table:style-name="ce8" table:formula="of:=[.F5]+[.$M6]+([.$O5]*[.F$13])+[.G$13]" office:value-type="float" office:value="1320000004" calcext:value-type="float">
            <text:p>1320000004</text:p>
          </table:table-cell>
          <table:table-cell table:style-name="ce8" table:formula="of:=[.G5]+[.$M6]+([.$O5]*[.G$13])+[.H$13]" office:value-type="float" office:value="1675000005" calcext:value-type="float">
            <text:p>1675000005</text:p>
          </table:table-cell>
          <table:table-cell table:style-name="ce8" table:formula="of:=[.H5]+[.$M6]+([.$O5]*[.H$13])+[.I$13]" office:value-type="float" office:value="2040000006" calcext:value-type="float">
            <text:p>2040000006</text:p>
          </table:table-cell>
          <table:table-cell table:style-name="ce8" table:formula="of:=[.I5]+[.$M6]+([.$O5]*[.I$13])+[.J$13]" office:value-type="float" office:value="2415000007" calcext:value-type="float">
            <text:p>2415000007</text:p>
          </table:table-cell>
          <table:table-cell table:style-name="ce8" table:formula="of:=[.J5]+[.$M6]+([.$O5]*[.J$13])+[.K$13]" office:value-type="float" office:value="2800000008" calcext:value-type="float">
            <text:p>2800000008</text:p>
          </table:table-cell>
          <table:table-cell table:style-name="ce8" table:formula="of:=[.K5]+[.$M6]+([.$O5]*[.K$13])+[.L$13]" office:value-type="float" office:value="3195000009" calcext:value-type="float">
            <text:p>3195000009</text:p>
          </table:table-cell>
          <table:table-cell table:style-name="ce10" table:formula="of:=[.L5]+[.$M6]+([.$O5]*[.L$13])+[.M$13]" office:value-type="float" office:value="3600000000" calcext:value-type="float">
            <text:p>3600000000</text:p>
          </table:table-cell>
          <table:table-cell table:style-name="ce10"/>
          <table:table-cell table:style-name="ce10" table:formula="of:=POWER(10;[.$B5])-1" office:value-type="float" office:value="9999999" calcext:value-type="float">
            <text:p>99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 office:value-type="string" calcext:value-type="string">
            <text:p>10^x</text:p>
          </table:table-cell>
          <table:table-cell table:style-name="ce4" table:formula="of:=[.B7]+1" office:value-type="float" office:value="6" calcext:value-type="float">
            <text:p>6</text:p>
          </table:table-cell>
          <table:table-cell table:style-name="ce2"/>
          <table:table-cell table:style-name="ce8" table:formula="of:=[.C6]+[.$M7]+([.$O6]*[.C$13])+[.D$13]" office:value-type="float" office:value="27000001" calcext:value-type="float">
            <text:p>27000001</text:p>
          </table:table-cell>
          <table:table-cell table:style-name="ce8" table:formula="of:=[.D6]+[.$M7]+([.$O6]*[.D$13])+[.E$13]" office:value-type="float" office:value="55000002" calcext:value-type="float">
            <text:p>55000002</text:p>
          </table:table-cell>
          <table:table-cell table:style-name="ce8" table:formula="of:=[.E6]+[.$M7]+([.$O6]*[.E$13])+[.F$13]" office:value-type="float" office:value="84000003" calcext:value-type="float">
            <text:p>84000003</text:p>
          </table:table-cell>
          <table:table-cell table:style-name="ce8" table:formula="of:=[.F6]+[.$M7]+([.$O6]*[.F$13])+[.G$13]" office:value-type="float" office:value="114000004" calcext:value-type="float">
            <text:p>114000004</text:p>
          </table:table-cell>
          <table:table-cell table:style-name="ce8" table:formula="of:=[.G6]+[.$M7]+([.$O6]*[.G$13])+[.H$13]" office:value-type="float" office:value="145000005" calcext:value-type="float">
            <text:p>145000005</text:p>
          </table:table-cell>
          <table:table-cell table:style-name="ce8" table:formula="of:=[.H6]+[.$M7]+([.$O6]*[.H$13])+[.I$13]" office:value-type="float" office:value="177000006" calcext:value-type="float">
            <text:p>177000006</text:p>
          </table:table-cell>
          <table:table-cell table:style-name="ce8" table:formula="of:=[.I6]+[.$M7]+([.$O6]*[.I$13])+[.J$13]" office:value-type="float" office:value="210000007" calcext:value-type="float">
            <text:p>210000007</text:p>
          </table:table-cell>
          <table:table-cell table:style-name="ce8" table:formula="of:=[.J6]+[.$M7]+([.$O6]*[.J$13])+[.K$13]" office:value-type="float" office:value="244000008" calcext:value-type="float">
            <text:p>244000008</text:p>
          </table:table-cell>
          <table:table-cell table:style-name="ce8" table:formula="of:=[.K6]+[.$M7]+([.$O6]*[.K$13])+[.L$13]" office:value-type="float" office:value="279000009" calcext:value-type="float">
            <text:p>279000009</text:p>
          </table:table-cell>
          <table:table-cell table:style-name="ce10" table:formula="of:=[.L6]+[.$M7]+([.$O6]*[.L$13])+[.M$13]" office:value-type="float" office:value="315000000" calcext:value-type="float">
            <text:p>315000000</text:p>
          </table:table-cell>
          <table:table-cell table:style-name="ce10"/>
          <table:table-cell table:style-name="ce10" table:formula="of:=POWER(10;[.$B6])-1" office:value-type="float" office:value="999999" calcext:value-type="float">
            <text:p>9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8]+1" office:value-type="float" office:value="5" calcext:value-type="float">
            <text:p>5</text:p>
          </table:table-cell>
          <table:table-cell table:style-name="ce2"/>
          <table:table-cell table:style-name="ce8" table:formula="of:=[.C7]+[.$M8]+([.$O7]*[.C$13])+[.D$13]" office:value-type="float" office:value="2250001" calcext:value-type="float">
            <text:p>2250001</text:p>
          </table:table-cell>
          <table:table-cell table:style-name="ce8" table:formula="of:=[.D7]+[.$M8]+([.$O7]*[.D$13])+[.E$13]" office:value-type="float" office:value="4600002" calcext:value-type="float">
            <text:p>4600002</text:p>
          </table:table-cell>
          <table:table-cell table:style-name="ce16" table:formula="of:=[.E7]+[.$M8]+([.$O7]*[.E$13])+[.F$13]" office:value-type="float" office:value="7050003" calcext:value-type="float">
            <text:p>7050003</text:p>
          </table:table-cell>
          <table:table-cell table:style-name="ce8" table:formula="of:=[.F7]+[.$M8]+([.$O7]*[.F$13])+[.G$13]" office:value-type="float" office:value="9600004" calcext:value-type="float">
            <text:p>9600004</text:p>
          </table:table-cell>
          <table:table-cell table:style-name="ce8" table:formula="of:=[.G7]+[.$M8]+([.$O7]*[.G$13])+[.H$13]" office:value-type="float" office:value="12250005" calcext:value-type="float">
            <text:p>12250005</text:p>
          </table:table-cell>
          <table:table-cell table:style-name="ce8" table:formula="of:=[.H7]+[.$M8]+([.$O7]*[.H$13])+[.I$13]" office:value-type="float" office:value="15000006" calcext:value-type="float">
            <text:p>15000006</text:p>
          </table:table-cell>
          <table:table-cell table:style-name="ce8" table:formula="of:=[.I7]+[.$M8]+([.$O7]*[.I$13])+[.J$13]" office:value-type="float" office:value="17850007" calcext:value-type="float">
            <text:p>17850007</text:p>
          </table:table-cell>
          <table:table-cell table:style-name="ce8" table:formula="of:=[.J7]+[.$M8]+([.$O7]*[.J$13])+[.K$13]" office:value-type="float" office:value="20800008" calcext:value-type="float">
            <text:p>20800008</text:p>
          </table:table-cell>
          <table:table-cell table:style-name="ce8" table:formula="of:=[.K7]+[.$M8]+([.$O7]*[.K$13])+[.L$13]" office:value-type="float" office:value="23850009" calcext:value-type="float">
            <text:p>23850009</text:p>
          </table:table-cell>
          <table:table-cell table:style-name="ce10" table:formula="of:=[.L7]+[.$M8]+([.$O7]*[.L$13])+[.M$13]" office:value-type="float" office:value="27000000" calcext:value-type="float">
            <text:p>27000000</text:p>
          </table:table-cell>
          <table:table-cell table:style-name="ce10"/>
          <table:table-cell table:style-name="ce10" table:formula="of:=POWER(10;[.$B7])-1" office:value-type="float" office:value="99999" calcext:value-type="float">
            <text:p>9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9]+1" office:value-type="float" office:value="4" calcext:value-type="float">
            <text:p>4</text:p>
          </table:table-cell>
          <table:table-cell table:style-name="ce2"/>
          <table:table-cell table:style-name="ce8" table:formula="of:=[.C8]+[.$M9]+([.$O8]*[.C$13])+[.D$13]" office:value-type="float" office:value="180001" calcext:value-type="float">
            <text:p>180001</text:p>
          </table:table-cell>
          <table:table-cell table:style-name="ce16" table:formula="of:=[.D8]+[.$M9]+([.$O8]*[.D$13])+[.E$13]" office:value-type="float" office:value="370002" calcext:value-type="float">
            <text:p>370002</text:p>
          </table:table-cell>
          <table:table-cell table:style-name="ce8" table:formula="of:=[.E8]+[.$M9]+([.$O8]*[.E$13])+[.F$13]" office:value-type="float" office:value="570003" calcext:value-type="float">
            <text:p>570003</text:p>
          </table:table-cell>
          <table:table-cell table:style-name="ce8" table:formula="of:=[.F8]+[.$M9]+([.$O8]*[.F$13])+[.G$13]" office:value-type="float" office:value="780004" calcext:value-type="float">
            <text:p>780004</text:p>
          </table:table-cell>
          <table:table-cell table:style-name="ce8" table:formula="of:=[.G8]+[.$M9]+([.$O8]*[.G$13])+[.H$13]" office:value-type="float" office:value="1000005" calcext:value-type="float">
            <text:p>1000005</text:p>
          </table:table-cell>
          <table:table-cell table:style-name="ce8" table:formula="of:=[.H8]+[.$M9]+([.$O8]*[.H$13])+[.I$13]" office:value-type="float" office:value="1230006" calcext:value-type="float">
            <text:p>1230006</text:p>
          </table:table-cell>
          <table:table-cell table:style-name="ce8" table:formula="of:=[.I8]+[.$M9]+([.$O8]*[.I$13])+[.J$13]" office:value-type="float" office:value="1470007" calcext:value-type="float">
            <text:p>1470007</text:p>
          </table:table-cell>
          <table:table-cell table:style-name="ce8" table:formula="of:=[.J8]+[.$M9]+([.$O8]*[.J$13])+[.K$13]" office:value-type="float" office:value="1720008" calcext:value-type="float">
            <text:p>1720008</text:p>
          </table:table-cell>
          <table:table-cell table:style-name="ce8" table:formula="of:=[.K8]+[.$M9]+([.$O8]*[.K$13])+[.L$13]" office:value-type="float" office:value="1980009" calcext:value-type="float">
            <text:p>1980009</text:p>
          </table:table-cell>
          <table:table-cell table:style-name="ce10" table:formula="of:=[.L8]+[.$M9]+([.$O8]*[.L$13])+[.M$13]" office:value-type="float" office:value="2250000" calcext:value-type="float">
            <text:p>2250000</text:p>
          </table:table-cell>
          <table:table-cell table:style-name="ce10"/>
          <table:table-cell table:style-name="ce10" table:formula="of:=POWER(10;[.$B8])-1" office:value-type="float" office:value="9999" calcext:value-type="float">
            <text:p>9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10]+1" office:value-type="float" office:value="3" calcext:value-type="float">
            <text:p>3</text:p>
          </table:table-cell>
          <table:table-cell table:style-name="ce2"/>
          <table:table-cell table:style-name="ce16" table:formula="of:=[.C9]+[.$M10]+([.$O9]*[.C$13])+[.D$13]" office:value-type="float" office:value="13501" calcext:value-type="float">
            <text:p>13501</text:p>
          </table:table-cell>
          <table:table-cell table:style-name="ce8" table:formula="of:=[.D9]+[.$M10]+([.$O9]*[.D$13])+[.E$13]" office:value-type="float" office:value="28002" calcext:value-type="float">
            <text:p>28002</text:p>
          </table:table-cell>
          <table:table-cell table:style-name="ce8" table:formula="of:=[.E9]+[.$M10]+([.$O9]*[.E$13])+[.F$13]" office:value-type="float" office:value="43503" calcext:value-type="float">
            <text:p>43503</text:p>
          </table:table-cell>
          <table:table-cell table:style-name="ce8" table:formula="of:=[.F9]+[.$M10]+([.$O9]*[.F$13])+[.G$13]" office:value-type="float" office:value="60004" calcext:value-type="float">
            <text:p>60004</text:p>
          </table:table-cell>
          <table:table-cell table:style-name="ce8" table:formula="of:=[.G9]+[.$M10]+([.$O9]*[.G$13])+[.H$13]" office:value-type="float" office:value="77505" calcext:value-type="float">
            <text:p>77505</text:p>
          </table:table-cell>
          <table:table-cell table:style-name="ce8" table:formula="of:=[.H9]+[.$M10]+([.$O9]*[.H$13])+[.I$13]" office:value-type="float" office:value="96006" calcext:value-type="float">
            <text:p>96006</text:p>
          </table:table-cell>
          <table:table-cell table:style-name="ce8" table:formula="of:=[.I9]+[.$M10]+([.$O9]*[.I$13])+[.J$13]" office:value-type="float" office:value="115507" calcext:value-type="float">
            <text:p>115507</text:p>
          </table:table-cell>
          <table:table-cell table:style-name="ce8" table:formula="of:=[.J9]+[.$M10]+([.$O9]*[.J$13])+[.K$13]" office:value-type="float" office:value="136008" calcext:value-type="float">
            <text:p>136008</text:p>
          </table:table-cell>
          <table:table-cell table:style-name="ce8" table:formula="of:=[.K9]+[.$M10]+([.$O9]*[.K$13])+[.L$13]" office:value-type="float" office:value="157509" calcext:value-type="float">
            <text:p>157509</text:p>
          </table:table-cell>
          <table:table-cell table:style-name="ce10" table:formula="of:=[.L9]+[.$M10]+([.$O9]*[.L$13])+[.M$13]" office:value-type="float" office:value="180000" calcext:value-type="float">
            <text:p>180000</text:p>
          </table:table-cell>
          <table:table-cell table:style-name="ce10"/>
          <table:table-cell table:style-name="ce10" table:formula="of:=POWER(10;[.$B9])-1" office:value-type="float" office:value="999" calcext:value-type="float">
            <text:p>9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11]+1" office:value-type="float" office:value="2" calcext:value-type="float">
            <text:p>2</text:p>
          </table:table-cell>
          <table:table-cell table:style-name="ce2"/>
          <table:table-cell table:style-name="ce8" table:formula="of:=[.C10]+[.$M11]+([.$O10]*[.C$13])+[.D$13]" office:value-type="float" office:value="901" calcext:value-type="float">
            <text:p>901</text:p>
          </table:table-cell>
          <table:table-cell table:style-name="ce8" table:formula="of:=[.D10]+[.$M11]+([.$O10]*[.D$13])+[.E$13]" office:value-type="float" office:value="1902" calcext:value-type="float">
            <text:p>1902</text:p>
          </table:table-cell>
          <table:table-cell table:style-name="ce8" table:formula="of:=[.E10]+[.$M11]+([.$O10]*[.E$13])+[.F$13]" office:value-type="float" office:value="3003" calcext:value-type="float">
            <text:p>3003</text:p>
          </table:table-cell>
          <table:table-cell table:style-name="ce8" table:formula="of:=[.F10]+[.$M11]+([.$O10]*[.F$13])+[.G$13]" office:value-type="float" office:value="4204" calcext:value-type="float">
            <text:p>4204</text:p>
          </table:table-cell>
          <table:table-cell table:style-name="ce8" table:formula="of:=[.G10]+[.$M11]+([.$O10]*[.G$13])+[.H$13]" office:value-type="float" office:value="5505" calcext:value-type="float">
            <text:p>5505</text:p>
          </table:table-cell>
          <table:table-cell table:style-name="ce18" table:formula="of:=[.H10]+[.$M11]+([.$O10]*[.H$13])+[.I$13]" office:value-type="float" office:value="6906" calcext:value-type="float">
            <text:p>6906</text:p>
          </table:table-cell>
          <table:table-cell table:style-name="ce8" table:formula="of:=[.I10]+[.$M11]+([.$O10]*[.I$13])+[.J$13]" office:value-type="float" office:value="8407" calcext:value-type="float">
            <text:p>8407</text:p>
          </table:table-cell>
          <table:table-cell table:style-name="ce8" table:formula="of:=[.J10]+[.$M11]+([.$O10]*[.J$13])+[.K$13]" office:value-type="float" office:value="10008" calcext:value-type="float">
            <text:p>10008</text:p>
          </table:table-cell>
          <table:table-cell table:style-name="ce8" table:formula="of:=[.K10]+[.$M11]+([.$O10]*[.K$13])+[.L$13]" office:value-type="float" office:value="11709" calcext:value-type="float">
            <text:p>11709</text:p>
          </table:table-cell>
          <table:table-cell table:style-name="ce10" table:formula="of:=[.L10]+[.$M11]+([.$O10]*[.L$13])+[.M$13]" office:value-type="float" office:value="13500" calcext:value-type="float">
            <text:p>13500</text:p>
          </table:table-cell>
          <table:table-cell table:style-name="ce10"/>
          <table:table-cell table:style-name="ce10" table:formula="of:=POWER(10;[.$B10])-1" office:value-type="float" office:value="99" calcext:value-type="float">
            <text:p>9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table:formula="of:=[.B12]+1" office:value-type="float" office:value="1" calcext:value-type="float">
            <text:p>1</text:p>
          </table:table-cell>
          <table:table-cell table:style-name="ce2"/>
          <table:table-cell table:style-name="ce8" table:formula="of:=[.C11]+[.$M12]+([.$O11]*[.C$13])+[.D$13]" office:value-type="float" office:value="46" calcext:value-type="float">
            <text:p>46</text:p>
          </table:table-cell>
          <table:table-cell table:style-name="ce18" table:formula="of:=[.D11]+[.$M12]+([.$O11]*[.D$13])+[.E$13]" office:value-type="float" office:value="102" calcext:value-type="float">
            <text:p>102</text:p>
          </table:table-cell>
          <table:table-cell table:style-name="ce8" table:formula="of:=[.E11]+[.$M12]+([.$O11]*[.E$13])+[.F$13]" office:value-type="float" office:value="168" calcext:value-type="float">
            <text:p>168</text:p>
          </table:table-cell>
          <table:table-cell table:style-name="ce8" table:formula="of:=[.F11]+[.$M12]+([.$O11]*[.F$13])+[.G$13]" office:value-type="float" office:value="244" calcext:value-type="float">
            <text:p>244</text:p>
          </table:table-cell>
          <table:table-cell table:style-name="ce8" table:formula="of:=[.G11]+[.$M12]+([.$O11]*[.G$13])+[.H$13]" office:value-type="float" office:value="330" calcext:value-type="float">
            <text:p>330</text:p>
          </table:table-cell>
          <table:table-cell table:style-name="ce8" table:formula="of:=[.H11]+[.$M12]+([.$O11]*[.H$13])+[.I$13]" office:value-type="float" office:value="426" calcext:value-type="float">
            <text:p>426</text:p>
          </table:table-cell>
          <table:table-cell table:style-name="ce8" table:formula="of:=[.I11]+[.$M12]+([.$O11]*[.I$13])+[.J$13]" office:value-type="float" office:value="532" calcext:value-type="float">
            <text:p>532</text:p>
          </table:table-cell>
          <table:table-cell table:style-name="ce8" table:formula="of:=[.J11]+[.$M12]+([.$O11]*[.J$13])+[.K$13]" office:value-type="float" office:value="648" calcext:value-type="float">
            <text:p>648</text:p>
          </table:table-cell>
          <table:table-cell table:style-name="ce8" table:formula="of:=[.K11]+[.$M12]+([.$O11]*[.K$13])+[.L$13]" office:value-type="float" office:value="774" calcext:value-type="float">
            <text:p>774</text:p>
          </table:table-cell>
          <table:table-cell table:style-name="ce10" table:formula="of:=[.L11]+[.$M12]+([.$O11]*[.L$13])+[.M$13]" office:value-type="float" office:value="900" calcext:value-type="float">
            <text:p>900</text:p>
          </table:table-cell>
          <table:table-cell table:style-name="ce10"/>
          <table:table-cell table:style-name="ce10" table:formula="of:=POWER(10;[.$B11])-1" office:value-type="float" office:value="9" calcext:value-type="float">
            <text:p>9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8" table:formula="of:=[.C12]+[.$M13]+([.$O12]*[.C$13])+[.D$13]" office:value-type="float" office:value="1" calcext:value-type="float">
            <text:p>1</text:p>
          </table:table-cell>
          <table:table-cell table:style-name="ce8" table:formula="of:=[.D12]+[.$M13]+([.$O12]*[.D$13])+[.E$13]" office:value-type="float" office:value="3" calcext:value-type="float">
            <text:p>3</text:p>
          </table:table-cell>
          <table:table-cell table:style-name="ce18" table:formula="of:=[.E12]+[.$M13]+([.$O12]*[.E$13])+[.F$13]" office:value-type="float" office:value="6" calcext:value-type="float">
            <text:p>6</text:p>
          </table:table-cell>
          <table:table-cell table:style-name="ce8" table:formula="of:=[.F12]+[.$M13]+([.$O12]*[.F$13])+[.G$13]" office:value-type="float" office:value="10" calcext:value-type="float">
            <text:p>10</text:p>
          </table:table-cell>
          <table:table-cell table:style-name="ce8" table:formula="of:=[.G12]+[.$M13]+([.$O12]*[.G$13])+[.H$13]" office:value-type="float" office:value="15" calcext:value-type="float">
            <text:p>15</text:p>
          </table:table-cell>
          <table:table-cell table:style-name="ce8" table:formula="of:=[.H12]+[.$M13]+([.$O12]*[.H$13])+[.I$13]" office:value-type="float" office:value="21" calcext:value-type="float">
            <text:p>21</text:p>
          </table:table-cell>
          <table:table-cell table:style-name="ce8" table:formula="of:=[.I12]+[.$M13]+([.$O12]*[.I$13])+[.J$13]" office:value-type="float" office:value="28" calcext:value-type="float">
            <text:p>28</text:p>
          </table:table-cell>
          <table:table-cell table:style-name="ce8" table:formula="of:=[.J12]+[.$M13]+([.$O12]*[.J$13])+[.K$13]" office:value-type="float" office:value="36" calcext:value-type="float">
            <text:p>36</text:p>
          </table:table-cell>
          <table:table-cell table:style-name="ce8" table:formula="of:=[.K12]+[.$M13]+([.$O12]*[.K$13])+[.L$13]" office:value-type="float" office:value="45" calcext:value-type="float">
            <text:p>45</text:p>
          </table:table-cell>
          <table:table-cell table:style-name="ce10" table:formula="of:=[.L12]+[.$M13]+([.$O12]*[.L$13])+[.M$13]" office:value-type="float" office:value="45" calcext:value-type="float">
            <text:p>45</text:p>
          </table:table-cell>
          <table:table-cell table:style-name="ce10"/>
          <table:table-cell table:style-name="ce10" table:formula="of:=POWER(10;[.$B12])-1" office:value-type="float" office:value="0" calcext:value-type="float">
            <text:p>0</text:p>
          </table:table-cell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3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C13]+1" office:value-type="float" office:value="1" calcext:value-type="float">
            <text:p>1</text:p>
          </table:table-cell>
          <table:table-cell table:style-name="ce4" table:formula="of:=[.D13]+1" office:value-type="float" office:value="2" calcext:value-type="float">
            <text:p>2</text:p>
          </table:table-cell>
          <table:table-cell table:style-name="ce4" table:formula="of:=[.E13]+1" office:value-type="float" office:value="3" calcext:value-type="float">
            <text:p>3</text:p>
          </table:table-cell>
          <table:table-cell table:style-name="ce4" table:formula="of:=[.F13]+1" office:value-type="float" office:value="4" calcext:value-type="float">
            <text:p>4</text:p>
          </table:table-cell>
          <table:table-cell table:style-name="ce4" table:formula="of:=[.G13]+1" office:value-type="float" office:value="5" calcext:value-type="float">
            <text:p>5</text:p>
          </table:table-cell>
          <table:table-cell table:style-name="ce4" table:formula="of:=[.H13]+1" office:value-type="float" office:value="6" calcext:value-type="float">
            <text:p>6</text:p>
          </table:table-cell>
          <table:table-cell table:style-name="ce4" table:formula="of:=[.I13]+1" office:value-type="float" office:value="7" calcext:value-type="float">
            <text:p>7</text:p>
          </table:table-cell>
          <table:table-cell table:style-name="ce4" table:formula="of:=[.J13]+1" office:value-type="float" office:value="8" calcext:value-type="float">
            <text:p>8</text:p>
          </table:table-cell>
          <table:table-cell table:style-name="ce4" table:formula="of:=[.K13]+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14"/>
          <table:table-cell table:style-name="ce3" table:number-columns-repeated="1004"/>
          <table:table-cell table:style-name="ce2" table:number-columns-repeated="2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digit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Default"/>
          <table:table-cell table:style-name="ce19" office:value-type="float" office:value="623" calcext:value-type="float">
            <text:p>623</text:p>
          </table:table-cell>
          <table:table-cell office:value-type="string" calcext:value-type="string">
            <text:p>----&gt;</text:p>
          </table:table-cell>
          <table:table-cell table:formula="of:=SUM([.I10];[.E11];[.F12])" office:value-type="float" office:value="7014" calcext:value-type="float">
            <text:p>7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PRODUCT([.J18];[.K18])" office:value-type="float" office:value="138" calcext:value-type="float">
            <text:p>138</text:p>
          </table:table-cell>
          <table:table-cell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actual</text:p>
          </table:table-cell>
          <table:table-cell office:value-type="float" office:value="7158" calcext:value-type="float">
            <text:p>7158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J19];[.K19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diff</text:p>
          </table:table-cell>
          <table:table-cell table:formula="of:=[.G19]-[.G18]" office:value-type="float" office:value="144" calcext:value-type="float">
            <text:p>144</text:p>
          </table:table-cell>
          <table:table-cell/>
          <table:table-cell table:style-name="Default"/>
          <table:table-cell table:number-columns-repeated="2"/>
          <table:table-cell table:formula="of:=SUM([.L18:.L19])" office:value-type="float" office:value="144" calcext:value-type="float">
            <text:p>144</text:p>
          </table:table-cell>
          <table:table-cell table:number-columns-repeated="1012"/>
        </table:table-row>
        <table:table-row table:style-name="ro3" table:number-rows-repeated="2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17" office:value-type="float" office:value="321000" calcext:value-type="float" table:number-columns-spanned="2" table:number-rows-spanned="1">
            <text:p>321000</text:p>
          </table:table-cell>
          <table:covered-table-cell table:style-name="ce17"/>
          <table:table-cell office:value-type="string" calcext:value-type="string">
            <text:p>----&gt;</text:p>
          </table:table-cell>
          <table:table-cell table:formula="of:=SUM([.F7];[.E8];[.D9])" office:value-type="float" office:value="7433506" calcext:value-type="float" table:number-columns-spanned="2" table:number-rows-spanned="1">
            <text:p>7433506</text:p>
          </table:table-cell>
          <table:covered-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21000" calcext:value-type="float">
            <text:p>21000</text:p>
          </table:table-cell>
          <table:table-cell table:formula="of:=PRODUCT([.J24];[.K24])" office:value-type="float" office:value="63000" calcext:value-type="float">
            <text:p>63000</text:p>
          </table:table-cell>
          <table:table-cell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actual</text:p>
          </table:table-cell>
          <table:table-cell office:value-type="float" office:value="7498506" calcext:value-type="float" table:number-columns-spanned="2" table:number-rows-spanned="1">
            <text:p>7498506</text:p>
          </table:table-cell>
          <table:covered-table-cell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PRODUCT([.J25];[.K25])" office:value-type="float" office:value="2000" calcext:value-type="float">
            <text:p>2000</text:p>
          </table:table-cell>
          <table:table-cell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diff</text:p>
          </table:table-cell>
          <table:table-cell table:formula="of:=[.G25]-[.G24]" office:value-type="float" office:value="65000" calcext:value-type="float">
            <text:p>65000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RODUCT([.J26];[.K26]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formula="of:=SUM([.L24:.L26])" office:value-type="float" office:value="65000" calcext:value-type="float">
            <text:p>65000</text:p>
          </table:table-cell>
          <table:table-cell table:number-columns-repeated="1012"/>
        </table:table-row>
        <table:table-row table:style-name="ro3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mple 1" table:style-name="ta1">
        <table:table-column table:style-name="co8" table:default-cell-style-name="Default"/>
        <table:table-column table:style-name="co3" table:number-columns-repeated="2" table:default-cell-style-name="ce7"/>
        <table:table-column table:style-name="co6" table:number-columns-repeated="1021" table:default-cell-style-name="Default"/>
        <table:table-row table:style-name="ro3">
          <table:table-cell/>
          <table:table-cell table:formula="of:=FLOOR(ROW()/10)" office:value-type="float" office:value="0" calcext:value-type="float">
            <text:p>0</text:p>
          </table:table-cell>
          <table:table-cell table:formula="of:=MOD(ROW();10)" office:value-type="float" office:value="1" calcext:value-type="float">
            <text:p>1</text:p>
          </table:table-cell>
          <table:table-cell table:formula="of:=SUM([.$B$1:.C1])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0" calcext:value-type="float">
            <text:p>0</text:p>
          </table:table-cell>
          <table:table-cell table:formula="of:=MOD(ROW();10)" office:value-type="float" office:value="2" calcext:value-type="float">
            <text:p>2</text:p>
          </table:table-cell>
          <table:table-cell table:formula="of:=SUM([.$B$1:.C2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0" calcext:value-type="float">
            <text:p>0</text:p>
          </table:table-cell>
          <table:table-cell table:formula="of:=MOD(ROW();10)" office:value-type="float" office:value="3" calcext:value-type="float">
            <text:p>3</text:p>
          </table:table-cell>
          <table:table-cell table:formula="of:=SUM([.$B$1:.C3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0" calcext:value-type="float">
            <text:p>0</text:p>
          </table:table-cell>
          <table:table-cell table:formula="of:=MOD(ROW();10)" office:value-type="float" office:value="4" calcext:value-type="float">
            <text:p>4</text:p>
          </table:table-cell>
          <table:table-cell table:formula="of:=SUM([.$B$1:.C4])" office:value-type="float" office:value="10" calcext:value-type="float">
            <text:p>10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0" calcext:value-type="float">
            <text:p>0</text:p>
          </table:table-cell>
          <table:table-cell table:formula="of:=MOD(ROW();10)" office:value-type="float" office:value="5" calcext:value-type="float">
            <text:p>5</text:p>
          </table:table-cell>
          <table:table-cell table:formula="of:=SUM([.$B$1:.C5])" office:value-type="float" office:value="15" calcext:value-type="float">
            <text:p>15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0" calcext:value-type="float">
            <text:p>0</text:p>
          </table:table-cell>
          <table:table-cell table:formula="of:=MOD(ROW();10)" office:value-type="float" office:value="6" calcext:value-type="float">
            <text:p>6</text:p>
          </table:table-cell>
          <table:table-cell table:formula="of:=SUM([.$B$1:.C6])" office:value-type="float" office:value="21" calcext:value-type="float">
            <text:p>21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0" calcext:value-type="float">
            <text:p>0</text:p>
          </table:table-cell>
          <table:table-cell table:formula="of:=MOD(ROW();10)" office:value-type="float" office:value="7" calcext:value-type="float">
            <text:p>7</text:p>
          </table:table-cell>
          <table:table-cell table:formula="of:=SUM([.$B$1:.C7])" office:value-type="float" office:value="28" calcext:value-type="float">
            <text:p>28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0" calcext:value-type="float">
            <text:p>0</text:p>
          </table:table-cell>
          <table:table-cell table:formula="of:=MOD(ROW();10)" office:value-type="float" office:value="8" calcext:value-type="float">
            <text:p>8</text:p>
          </table:table-cell>
          <table:table-cell table:formula="of:=SUM([.$B$1:.C8])" office:value-type="float" office:value="36" calcext:value-type="float">
            <text:p>36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0" calcext:value-type="float">
            <text:p>0</text:p>
          </table:table-cell>
          <table:table-cell table:formula="of:=MOD(ROW();10)" office:value-type="float" office:value="9" calcext:value-type="float">
            <text:p>9</text:p>
          </table:table-cell>
          <table:table-cell table:formula="of:=SUM([.$B$1:.C9])" office:value-type="float" office:value="45" calcext:value-type="float">
            <text:p>45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1" calcext:value-type="float">
            <text:p>1</text:p>
          </table:table-cell>
          <table:table-cell table:formula="of:=MOD(ROW();10)" office:value-type="float" office:value="0" calcext:value-type="float">
            <text:p>0</text:p>
          </table:table-cell>
          <table:table-cell table:formula="of:=SUM([.$B$1:.C10])" office:value-type="float" office:value="46" calcext:value-type="float">
            <text:p>46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1" calcext:value-type="float">
            <text:p>1</text:p>
          </table:table-cell>
          <table:table-cell table:formula="of:=MOD(ROW();10)" office:value-type="float" office:value="1" calcext:value-type="float">
            <text:p>1</text:p>
          </table:table-cell>
          <table:table-cell table:formula="of:=SUM([.$B$1:.C11])" office:value-type="float" office:value="48" calcext:value-type="float">
            <text:p>48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1" calcext:value-type="float">
            <text:p>1</text:p>
          </table:table-cell>
          <table:table-cell table:formula="of:=MOD(ROW();10)" office:value-type="float" office:value="2" calcext:value-type="float">
            <text:p>2</text:p>
          </table:table-cell>
          <table:table-cell table:formula="of:=SUM([.$B$1:.C12])" office:value-type="float" office:value="51" calcext:value-type="float">
            <text:p>51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1" calcext:value-type="float">
            <text:p>1</text:p>
          </table:table-cell>
          <table:table-cell table:formula="of:=MOD(ROW();10)" office:value-type="float" office:value="3" calcext:value-type="float">
            <text:p>3</text:p>
          </table:table-cell>
          <table:table-cell table:formula="of:=SUM([.$B$1:.C13])" office:value-type="float" office:value="55" calcext:value-type="float">
            <text:p>55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1" calcext:value-type="float">
            <text:p>1</text:p>
          </table:table-cell>
          <table:table-cell table:formula="of:=MOD(ROW();10)" office:value-type="float" office:value="4" calcext:value-type="float">
            <text:p>4</text:p>
          </table:table-cell>
          <table:table-cell table:formula="of:=SUM([.$B$1:.C14])" office:value-type="float" office:value="60" calcext:value-type="float">
            <text:p>60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1" calcext:value-type="float">
            <text:p>1</text:p>
          </table:table-cell>
          <table:table-cell table:formula="of:=MOD(ROW();10)" office:value-type="float" office:value="5" calcext:value-type="float">
            <text:p>5</text:p>
          </table:table-cell>
          <table:table-cell table:formula="of:=SUM([.$B$1:.C15])" office:value-type="float" office:value="66" calcext:value-type="float">
            <text:p>66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1" calcext:value-type="float">
            <text:p>1</text:p>
          </table:table-cell>
          <table:table-cell table:formula="of:=MOD(ROW();10)" office:value-type="float" office:value="6" calcext:value-type="float">
            <text:p>6</text:p>
          </table:table-cell>
          <table:table-cell table:formula="of:=SUM([.$B$1:.C16])" office:value-type="float" office:value="73" calcext:value-type="float">
            <text:p>73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1" calcext:value-type="float">
            <text:p>1</text:p>
          </table:table-cell>
          <table:table-cell table:formula="of:=MOD(ROW();10)" office:value-type="float" office:value="7" calcext:value-type="float">
            <text:p>7</text:p>
          </table:table-cell>
          <table:table-cell table:formula="of:=SUM([.$B$1:.C17])" office:value-type="float" office:value="81" calcext:value-type="float">
            <text:p>81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1" calcext:value-type="float">
            <text:p>1</text:p>
          </table:table-cell>
          <table:table-cell table:formula="of:=MOD(ROW();10)" office:value-type="float" office:value="8" calcext:value-type="float">
            <text:p>8</text:p>
          </table:table-cell>
          <table:table-cell table:formula="of:=SUM([.$B$1:.C18])" office:value-type="float" office:value="90" calcext:value-type="float">
            <text:p>90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1" calcext:value-type="float">
            <text:p>1</text:p>
          </table:table-cell>
          <table:table-cell table:formula="of:=MOD(ROW();10)" office:value-type="float" office:value="9" calcext:value-type="float">
            <text:p>9</text:p>
          </table:table-cell>
          <table:table-cell table:formula="of:=SUM([.$B$1:.C19])" office:value-type="float" office:value="100" calcext:value-type="float">
            <text:p>100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2" calcext:value-type="float">
            <text:p>2</text:p>
          </table:table-cell>
          <table:table-cell table:formula="of:=MOD(ROW();10)" office:value-type="float" office:value="0" calcext:value-type="float">
            <text:p>0</text:p>
          </table:table-cell>
          <table:table-cell table:formula="of:=SUM([.$B$1:.C20])" office:value-type="float" office:value="102" calcext:value-type="float">
            <text:p>102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2" calcext:value-type="float">
            <text:p>2</text:p>
          </table:table-cell>
          <table:table-cell table:formula="of:=MOD(ROW();10)" office:value-type="float" office:value="1" calcext:value-type="float">
            <text:p>1</text:p>
          </table:table-cell>
          <table:table-cell table:formula="of:=SUM([.$B$1:.C21])" office:value-type="float" office:value="105" calcext:value-type="float">
            <text:p>105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2" calcext:value-type="float">
            <text:p>2</text:p>
          </table:table-cell>
          <table:table-cell table:formula="of:=MOD(ROW();10)" office:value-type="float" office:value="2" calcext:value-type="float">
            <text:p>2</text:p>
          </table:table-cell>
          <table:table-cell table:formula="of:=SUM([.$B$1:.C22])" office:value-type="float" office:value="109" calcext:value-type="float">
            <text:p>109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2" calcext:value-type="float">
            <text:p>2</text:p>
          </table:table-cell>
          <table:table-cell table:formula="of:=MOD(ROW();10)" office:value-type="float" office:value="3" calcext:value-type="float">
            <text:p>3</text:p>
          </table:table-cell>
          <table:table-cell table:formula="of:=SUM([.$B$1:.C23])" office:value-type="float" office:value="114" calcext:value-type="float">
            <text:p>114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2" calcext:value-type="float">
            <text:p>2</text:p>
          </table:table-cell>
          <table:table-cell table:formula="of:=MOD(ROW();10)" office:value-type="float" office:value="4" calcext:value-type="float">
            <text:p>4</text:p>
          </table:table-cell>
          <table:table-cell table:formula="of:=SUM([.$B$1:.C24])" office:value-type="float" office:value="120" calcext:value-type="float">
            <text:p>120</text:p>
          </table:table-cell>
          <table:table-cell table:number-columns-repeated="1020"/>
        </table:table-row>
        <table:table-row table:style-name="ro5">
          <table:table-cell/>
          <table:table-cell table:formula="of:=FLOOR(ROW()/10)" office:value-type="float" office:value="2" calcext:value-type="float">
            <text:p>2</text:p>
          </table:table-cell>
          <table:table-cell table:formula="of:=MOD(ROW();10)" office:value-type="float" office:value="5" calcext:value-type="float">
            <text:p>5</text:p>
          </table:table-cell>
          <table:table-cell table:formula="of:=SUM([.$B$1:.C25])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2" calcext:value-type="float">
            <text:p>2</text:p>
          </table:table-cell>
          <table:table-cell table:formula="of:=MOD(ROW();10)" office:value-type="float" office:value="6" calcext:value-type="float">
            <text:p>6</text:p>
          </table:table-cell>
          <table:table-cell table:formula="of:=SUM([.$B$1:.C26])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2" calcext:value-type="float">
            <text:p>2</text:p>
          </table:table-cell>
          <table:table-cell table:formula="of:=MOD(ROW();10)" office:value-type="float" office:value="7" calcext:value-type="float">
            <text:p>7</text:p>
          </table:table-cell>
          <table:table-cell table:formula="of:=SUM([.$B$1:.C27])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1" table:formula="of:=FLOOR(ROW()/10)" office:value-type="float" office:value="2" calcext:value-type="float">
            <text:p>2</text:p>
          </table:table-cell>
          <table:table-cell table:style-name="ce21" table:formula="of:=MOD(ROW();10)" office:value-type="float" office:value="8" calcext:value-type="float">
            <text:p>8</text:p>
          </table:table-cell>
          <table:table-cell table:style-name="ce20" table:formula="of:=SUM([.$B$1:.C28])" office:value-type="float" office:value="154" calcext:value-type="float">
            <text:p>154</text:p>
          </table:table-cell>
          <table:table-cell table:style-name="ce20" table:number-columns-repeated="1020"/>
        </table:table-row>
        <table:table-row table:style-name="ro3">
          <table:table-cell/>
          <table:table-cell table:formula="of:=FLOOR(ROW()/10)" office:value-type="float" office:value="2" calcext:value-type="float">
            <text:p>2</text:p>
          </table:table-cell>
          <table:table-cell table:formula="of:=MOD(ROW();10)" office:value-type="float" office:value="9" calcext:value-type="float">
            <text:p>9</text:p>
          </table:table-cell>
          <table:table-cell table:formula="of:=SUM([.$B$1:.C29])" office:value-type="float" office:value="165" calcext:value-type="float">
            <text:p>165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3" calcext:value-type="float">
            <text:p>3</text:p>
          </table:table-cell>
          <table:table-cell table:formula="of:=MOD(ROW();10)" office:value-type="float" office:value="0" calcext:value-type="float">
            <text:p>0</text:p>
          </table:table-cell>
          <table:table-cell table:formula="of:=SUM([.$B$1:.C30])" office:value-type="float" office:value="168" calcext:value-type="float">
            <text:p>168</text:p>
          </table:table-cell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expected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1" table:formula="of:=FLOOR(ROW()/10)" office:value-type="float" office:value="3" calcext:value-type="float">
            <text:p>3</text:p>
          </table:table-cell>
          <table:table-cell table:style-name="ce21" table:formula="of:=MOD(ROW();10)" office:value-type="float" office:value="1" calcext:value-type="float">
            <text:p>1</text:p>
          </table:table-cell>
          <table:table-cell table:style-name="ce20" table:formula="of:=SUM([.$B$1:.C31])" office:value-type="float" office:value="172" calcext:value-type="float">
            <text:p>172</text:p>
          </table:table-cell>
          <table:table-cell table:style-name="ce20"/>
          <table:table-cell table:style-name="ce20" table:formula="of:=[.D31]-[.D27]" office:value-type="float" office:value="28" calcext:value-type="float">
            <text:p>28</text:p>
          </table:table-cell>
          <table:table-cell table:style-name="ce20" office:value-type="float" office:value="28" calcext:value-type="float">
            <text:p>28</text:p>
          </table:table-cell>
          <table:table-cell table:style-name="ce20" table:number-columns-repeated="1017"/>
        </table:table-row>
        <table:table-row table:style-name="ro3">
          <table:table-cell/>
          <table:table-cell table:formula="of:=FLOOR(ROW()/10)" office:value-type="float" office:value="3" calcext:value-type="float">
            <text:p>3</text:p>
          </table:table-cell>
          <table:table-cell table:formula="of:=MOD(ROW();10)" office:value-type="float" office:value="2" calcext:value-type="float">
            <text:p>2</text:p>
          </table:table-cell>
          <table:table-cell table:formula="of:=SUM([.$B$1:.C32])" office:value-type="float" office:value="177" calcext:value-type="float">
            <text:p>177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3" calcext:value-type="float">
            <text:p>3</text:p>
          </table:table-cell>
          <table:table-cell table:formula="of:=MOD(ROW();10)" office:value-type="float" office:value="3" calcext:value-type="float">
            <text:p>3</text:p>
          </table:table-cell>
          <table:table-cell table:formula="of:=SUM([.$B$1:.C33])" office:value-type="float" office:value="183" calcext:value-type="float">
            <text:p>183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3" calcext:value-type="float">
            <text:p>3</text:p>
          </table:table-cell>
          <table:table-cell table:formula="of:=MOD(ROW();10)" office:value-type="float" office:value="4" calcext:value-type="float">
            <text:p>4</text:p>
          </table:table-cell>
          <table:table-cell table:formula="of:=SUM([.$B$1:.C34])" office:value-type="float" office:value="190" calcext:value-type="float">
            <text:p>190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3" calcext:value-type="float">
            <text:p>3</text:p>
          </table:table-cell>
          <table:table-cell table:formula="of:=MOD(ROW();10)" office:value-type="float" office:value="5" calcext:value-type="float">
            <text:p>5</text:p>
          </table:table-cell>
          <table:table-cell table:formula="of:=SUM([.$B$1:.C35])" office:value-type="float" office:value="198" calcext:value-type="float">
            <text:p>198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3" calcext:value-type="float">
            <text:p>3</text:p>
          </table:table-cell>
          <table:table-cell table:formula="of:=MOD(ROW();10)" office:value-type="float" office:value="6" calcext:value-type="float">
            <text:p>6</text:p>
          </table:table-cell>
          <table:table-cell table:formula="of:=SUM([.$B$1:.C36])" office:value-type="float" office:value="207" calcext:value-type="float">
            <text:p>207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3" calcext:value-type="float">
            <text:p>3</text:p>
          </table:table-cell>
          <table:table-cell table:formula="of:=MOD(ROW();10)" office:value-type="float" office:value="7" calcext:value-type="float">
            <text:p>7</text:p>
          </table:table-cell>
          <table:table-cell table:formula="of:=SUM([.$B$1:.C37])" office:value-type="float" office:value="217" calcext:value-type="float">
            <text:p>217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3" calcext:value-type="float">
            <text:p>3</text:p>
          </table:table-cell>
          <table:table-cell table:formula="of:=MOD(ROW();10)" office:value-type="float" office:value="8" calcext:value-type="float">
            <text:p>8</text:p>
          </table:table-cell>
          <table:table-cell table:formula="of:=SUM([.$B$1:.C38])" office:value-type="float" office:value="228" calcext:value-type="float">
            <text:p>228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3" calcext:value-type="float">
            <text:p>3</text:p>
          </table:table-cell>
          <table:table-cell table:formula="of:=MOD(ROW();10)" office:value-type="float" office:value="9" calcext:value-type="float">
            <text:p>9</text:p>
          </table:table-cell>
          <table:table-cell table:formula="of:=SUM([.$B$1:.C39])" office:value-type="float" office:value="240" calcext:value-type="float">
            <text:p>240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4" calcext:value-type="float">
            <text:p>4</text:p>
          </table:table-cell>
          <table:table-cell table:formula="of:=MOD(ROW();10)" office:value-type="float" office:value="0" calcext:value-type="float">
            <text:p>0</text:p>
          </table:table-cell>
          <table:table-cell table:formula="of:=SUM([.$B$1:.C40])" office:value-type="float" office:value="244" calcext:value-type="float">
            <text:p>244</text:p>
          </table:table-cell>
          <table:table-cell table:number-columns-repeated="1020"/>
        </table:table-row>
        <table:table-row table:style-name="ro3">
          <table:table-cell/>
          <table:table-cell table:formula="of:=FLOOR(ROW()/10)" office:value-type="float" office:value="4" calcext:value-type="float">
            <text:p>4</text:p>
          </table:table-cell>
          <table:table-cell table:formula="of:=MOD(ROW();10)" office:value-type="float" office:value="1" calcext:value-type="float">
            <text:p>1</text:p>
          </table:table-cell>
          <table:table-cell table:formula="of:=SUM([.$B$1:.C41])" office:value-type="float" office:value="249" calcext:value-type="float">
            <text:p>249</text:p>
          </table:table-cell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00-00-00</text:date>, <text:time style:data-style-name="N2" text:time-value="16:18:08.3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07:34:32.428000000</meta:creation-date>
    <dc:date>2022-07-19T21:30:38.241000000</dc:date>
    <meta:editing-duration>PT7H54M36S</meta:editing-duration>
    <meta:editing-cycles>19</meta:editing-cycles>
    <meta:generator>LibreOffice/7.3.3.2$Windows_X86_64 LibreOffice_project/d1d0ea68f081ee2800a922cac8f79445e4603348</meta:generator>
    <meta:document-statistic meta:table-count="3" meta:cell-count="463" meta:object-count="0"/>
  </office:meta>
</office:document-meta>
</file>